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Terminal" svg:font-family="Terminal"/>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6pt" style:font-size-asian="16pt" style:font-size-complex="16pt"/>
    </style:style>
    <style:style style:name="P3" style:family="paragraph" style:parent-style-name="Standard">
      <style:text-properties fo:color="#000000" style:font-name="AndaleMono" fo:font-size="10pt" style:font-name-asian="AndaleMono" style:font-size-asian="10pt" style:font-name-complex="AndaleMono" style:font-size-complex="10pt"/>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ndaleMono" fo:font-size="10pt" style:font-name-asian="AndaleMono" style:font-size-asian="10pt" style:font-name-complex="AndaleMono" style:font-size-complex="10pt"/>
    </style:style>
    <style:style style:name="P5" style:family="paragraph" style:parent-style-name="Standard">
      <style:text-properties fo:color="#000000" style:font-name="Terminal" fo:font-size="10pt" style:font-size-asian="10pt" style:font-size-complex="10pt"/>
    </style:style>
    <style:style style:name="P6" style:family="paragraph" style:parent-style-name="Standard">
      <style:text-properties fo:color="#000000" style:font-name="Andale Mono" fo:font-size="10pt" style:font-size-asian="10pt" style:font-size-complex="10pt"/>
    </style:style>
    <style:style style:name="P7" style:family="paragraph" style:parent-style-name="Standard">
      <style:text-properties fo:color="#000000" style:font-name="Andale Mono" fo:font-size="10pt" style:font-name-asian="AndaleMono" style:font-size-asian="10pt" style:font-name-complex="AndaleMono" style:font-size-complex="10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ndale Mono" fo:font-size="10pt" style:font-name-asian="AndaleMono" style:font-size-asian="10pt" style:font-name-complex="AndaleMono" style:font-size-complex="10pt"/>
    </style:style>
    <style:style style:name="P9" style:family="paragraph" style:parent-style-name="Standard">
      <style:paragraph-properties style:text-autospace="none"/>
      <style:text-properties fo:color="#000000" style:font-name="Times New Roman" fo:font-size="12pt" style:font-size-asian="12pt" style:font-size-complex="12pt"/>
    </style:style>
    <style:style style:name="P10" style:family="paragraph" style:parent-style-name="Standard">
      <style:paragraph-properties style:text-autospace="none"/>
      <style:text-properties fo:color="#000000" style:font-name="Andale Mono" fo:font-size="10pt" style:font-name-asian="AndaleMono" style:font-size-asian="10pt" style:font-name-complex="AndaleMono" style:font-size-complex="10pt"/>
    </style:style>
    <style:style style:name="P11" style:family="paragraph" style:parent-style-name="Standard">
      <style:paragraph-properties style:text-autospace="none"/>
      <style:text-properties fo:color="#000000" style:font-name="AndaleMono" fo:font-size="10pt" style:font-name-asian="AndaleMono" style:font-size-asian="10pt" style:font-name-complex="AndaleMono" style:font-size-complex="10pt"/>
    </style:style>
    <style:style style:name="P12" style:family="paragraph" style:parent-style-name="Standard">
      <style:paragraph-properties style:text-autospace="none"/>
      <style:text-properties fo:color="#000000" style:font-name="Times New Roman" fo:font-size="12pt" style:font-size-asian="12pt" style:font-size-complex="12pt"/>
    </style:style>
    <style:style style:name="P13" style:family="paragraph" style:parent-style-name="Standard">
      <style:paragraph-properties style:text-autospace="none"/>
      <style:text-properties fo:color="#2fff12" style:font-name="AndaleMono" fo:font-size="13pt" style:font-name-asian="AndaleMono" style:font-size-asian="13pt" style:font-name-complex="AndaleMono" style:font-size-complex="13pt"/>
    </style:style>
    <style:style style:name="T1" style:family="text">
      <style:text-properties style:font-name-asian="AndaleMono" style:font-name-complex="AndaleMono"/>
    </style:style>
    <style:style style:name="T2" style:family="text">
      <style:text-properties fo:color="#000000" style:font-name="Times New Roman"/>
    </style:style>
    <style:style style:name="T3" style:family="text">
      <style:text-properties fo:color="#000000" style:font-name="Times New Roman" style:font-name-asian="AndaleMono" style:font-name-complex="AndaleMono"/>
    </style:style>
    <style:style style:name="T4" style:family="text">
      <style:text-properties fo:font-weight="normal" style:font-name-asian="AndaleMono" style:font-weight-asian="normal" style:font-name-complex="AndaleMono" style:font-weight-complex="normal"/>
    </style:style>
    <style:style style:name="T5" style:family="text">
      <style:text-properties fo:font-style="italic" fo:font-weight="normal" style:font-name-asian="AndaleMono" style:font-style-asian="italic" style:font-weight-asian="normal" style:font-name-complex="AndaleMono"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ralabra 2015/periodi 3: Viikkoraportti 4</text:p>
      <text:p text:style-name="P1"/>
      <text:p text:style-name="P1">Kuudennen projektiviikon luonnollinen ensiaskel oli toteuttaa viime viikolla tehdyn move to front-muunnoksen purku. Menetelmä on varsin yksinkertainen, ja se näkyykin toimivan testitiedostoille odotettavalla tavalla. Varsinaista hyötyä pakkauksessa tosin syntyy vain jos tiedostossa on paljon pitkiä saman tavun toistoja.</text:p>
      <text:p text:style-name="P1"/>
      <text:p text:style-name="P1">Seuraavaksi jatkoin pakkauksen suorituskyvyn testailua. Muokkasin viime viikolla kokeilemaani väliaikojen tulostelua hieman siistimmäksi, ja ajattelin itse asiassa jättää tämän lopulliseen toteutukseen – pitkään kestävän pakkauksen aikana on ihan hauska tietää mitä ohjelma kullakin hetkellä tekee. Suorituskykyä enemmän testaillakseni latasin parin viikon takaisessa viikkopalautteessa mainitun e-colin genomidataa sisältävän ”U00096.2.fas”-tiedoston, joka on reilusti suurempi kuin aiemmin käyttämäni testitiedostot (~5MB). Esimerkkituloste tämän pakkauksesta alla:</text:p>
      <text:p text:style-name="P5"/>
      <text:p text:style-name="P6">&gt; <text:span text:style-name="T1">java -jar tiralabra.jar c ../sampleFiles/U00096.2.fas aaa</text:span></text:p>
      <text:p text:style-name="P7">Compression started.</text:p>
      <text:p text:style-name="P8">Move to front transformation started</text:p>
      <text:p text:style-name="P8">Phase 1/2. Initializing variables ...<text:tab/><text:tab/> <text:tab/>Finished. Time: 0,023 sec</text:p>
      <text:p text:style-name="P8">Phase 2/2. Replacing bytes with indices ... <text:tab/>Finished. Time: 7,213 sec</text:p>
      <text:p text:style-name="P8">Move to front transform finished. Total time: 7.268859000000001 sec</text:p>
      <text:p text:style-name="P8">Huffman encoding started</text:p>
      <text:p text:style-name="P8">Phase 1/4. Counting bytes ... <text:tab/><text:tab/><text:tab/> <text:tab/>Finished. Time: 0,020 sec</text:p>
      <text:p text:style-name="P8">Phase 2/4. Building Huffman tree ... <text:tab/><text:tab/> <text:tab/>Finished. Time: 0,004 sec</text:p>
      <text:p text:style-name="P8">Phase 3/4. Writing encoding ... <text:s/><text:tab/><text:tab/> <text:tab/>Finished. Time: 0,003 sec</text:p>
      <text:p text:style-name="P8">Phase 4/4. Writing data ... <text:s/><text:tab/><text:tab/><text:tab/> <text:tab/>Finished. Time: 2,307 sec</text:p>
      <text:p text:style-name="P8">Huffman Encoding finished. Total time: 2.334156 sec</text:p>
      <text:p text:style-name="P10">Compression finished. Total time: 9.609332 sec.</text:p>
      <text:p text:style-name="P10">File size reduced from 4697740 bytes to 1350259 bytes (28,7% of original size).</text:p>
      <text:p text:style-name="P13"/>
      <text:p text:style-name="P1">Testit genomidatalla paljastivat mielenkiintoisia seikkoja. Pakkaustehokkuus dataan on mainittavan hyvä – tiedoston koko on pakkauksen jälkeen alle 30% alkuperäisestä (1350259 tavua). Vertailun vuoksi sanottakoon, että<text:span text:style-name="T2"> bzip2 pakkaa saman datan vain hieman paremmin </text:span><text:span text:style-name="T3">1328000 tavuun, ja gzip pärjää jopa ohjelmaani huonommin (tulos 1424418 tavua).</text:span></text:p>
      <text:p text:style-name="P1"/>
      <text:p text:style-name="P1">Ohjelmani oli kuitenkin varsin hidas, genomidatan pakkaus vei alunperin jopa 30 sekuntia. Seuraava tavoite olikin tämän tehostaminen, jossa koen onnistuneeni varsin hyvin: pakkaus menee nyt alle kymmenessä sekunnissa. Ikävä kyllä (opetustarkoituksen kannalta) nopeutus ei seurannut mistään suuresta oivalluksesta algoritmien tai tietorakenteiden omassa toteutuksessa, vaan eri tiedoston luku- ja kirjoitusmenetelmien käytöstä. Purkuvaihe kestää edelleen noin saman verran kuin pakkaus alunperin, esimerkkituloste alla:</text:p>
      <text:p text:style-name="P1"/>
      <text:p text:style-name="P3">&gt; java -jar tiralabra.jar d aaa bbb</text:p>
      <text:p text:style-name="P4">Decompression started.</text:p>
      <text:p text:style-name="P4">Huffman decoding started.</text:p>
      <text:p text:style-name="P4">Phase 1/2. Reading codewords ... <text:tab/><text:tab/> <text:tab/>Finished. Time: 0,009 sec</text:p>
      <text:p text:style-name="P4">Phase 2/2. Translating data ... <text:tab/><text:tab/> <text:tab/><text:tab/>Finished. Time: 23,150 sec</text:p>
      <text:p text:style-name="P4">Huffman Decoding finished. Total time: 23.184549 sec</text:p>
      <text:p text:style-name="P4">Move to front transform started</text:p>
      <text:p text:style-name="P4">Phase 1/2. Initializing variables ... <text:tab/><text:tab/>Finished. Time: 0,022 sec</text:p>
      <text:p text:style-name="P4">Phase 2/2. Replacing bytes with indices ... <text:tab/>Finished. Time: 7,273 sec</text:p>
      <text:p text:style-name="P4">Move to front transform finished. Total time: 7.29588 sec</text:p>
      <text:p text:style-name="P11">Decompression finished. Total time: 30.482656000000002 sec.</text:p>
      <text:p text:style-name="P11"/>
      <text:p text:style-name="P9"><text:span text:style-name="T1">Valtaosa ajasta menee datan kääntämiseen koodisanakirjan avulla. Tämä on luonnollisesti raskas operaatio: jokaisen luetun </text:span><text:span text:style-name="T5">bitin</text:span><text:span text:style-name="T4"> jälkeen täytyy testata, vastaako kertynyt bittijono jotain koodisanakirjan sanaa. Vaikka koodisanakirja on toteutettu hajautuksella, ja yksittäinen haku saatu </text:span><text:soft-page-break/><text:span text:style-name="T4">siten toimimaan keskimäärin vakioajassa, näitä hakuja tulee 8*filesize kappaletta, eli genomidatan tapauksessa yli 10 miljoonaa. </text:span></text:p>
      <text:p text:style-name="P9"><text:span text:style-name="T4"/></text:p>
      <text:p text:style-name="P9"><text:span text:style-name="T4">Lähdin tällä viikolla toteuttamaan Burrows-Wheeler -muunnosta, josta olenkin aiemmin maininnut. Projektin loppu lähenee, enkä ollut ihan varma kannattaako tässä kohtaa ohjelmaa lähteä enää laajentamaan, mutta toisaalta BWT on olennainen muiden osien tehokkaan toiminnan kannalta, ja itseäni huvitti testailla, joten tässä sitä nyt ollaan. </text:span></text:p>
      <text:p text:style-name="P9"><text:span text:style-name="T4"/></text:p>
      <text:p text:style-name="P9"><text:span text:style-name="T4">Lähdin toteuttamaan pakkausta suoraan varsin optimoidusti (ei rakenneta koko matriisia vaan käytetään osoittimia, jos menetelmä on tuttu). Sainkin tuon toimimaan ihan järkevässä ajassa, ”rivien” järjestäminen pohjautuu string quicksortiin, ja se on pakkauspuolen raskain operaatio (O nlogn). Hieman tosin epäilyttää, voiko koodi olla oikein, pakkaustulokset ovat nimittäin liiankin hyviä. Aiemmin käyttämilläni testitiedostoilla (alice, e-coli, turingin kuva) pakattujen tiedostojen koko oli kaikissa &lt; 15% alkuperäisestä, mikä ylittää huomattavasti ”oikeiden” pakkausohjelmien tuloksen. Ensi viikolla toteutan purun, ja yritän selvittää toimiiko tämä oikeasti oikein.</text:span></text:p>
      <text:p text:style-name="P9"><text:span text:style-name="T4"/></text:p>
      <text:p text:style-name="P9"><text:span text:style-name="T4">Ensi viikolle ja loppuprojektiin tavoitteet on nyt aika selkeät. Yritän hioa tuon BWT:n vielä kuntoon, minkä lisäksi jäljellä onkin enää testailua (muunnosten testit uupuvat vielä), ja dokumenttien kirjoittelua.</text:span></text:p>
      <text:p text:style-name="P9"><text:span text:style-name="T4"/></text:p>
      <text:p text:style-name="P9"><text:span text:style-name="T4">Ja viimeisenä: Laitoin mainin ajamaan myös BWT:n pakkaukselle, joten purkaminen ei tällä erää toimi oikein. Jos haluat(te) kokeilla myös purkua, voi Mainin compress-metodissa poistaa parin rivin kommentoinnit. Yritin merkata tuon selvä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Terminal" svg:font-family="Terminal"/>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dc:date>2015-02-19T20:33:42</dc:date>
    <dc:creator>Teemu Pitkänen</dc:creator>
    <meta:editing-duration>PT4H8M34S</meta:editing-duration>
    <meta:editing-cycles>10</meta:editing-cycles>
    <meta:generator>OpenOffice/4.1.1$Unix OpenOffice.org_project/411m6$Build-9775</meta:generator>
    <meta:document-statistic meta:table-count="0" meta:image-count="0" meta:object-count="0" meta:page-count="2" meta:paragraph-count="35" meta:word-count="628" meta:character-count="4972"/>
  </office:meta>
</office:document-meta>
</file>